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B0C000003BF46DF8E67.jpg"/>
  <manifest:file-entry manifest:media-type="image/png" manifest:full-path="Pictures/1000000000000090000000660696ACE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ecklistdeVerificaçãodaGarantiadaQualidadedoProcesso" style:family="table">
      <style:table-properties style:width="16.51cm" table:align="margins" style:writing-mode="lr-tb"/>
    </style:style>
    <style:style style:name="ChecklistdeVerificaçãodaGarantiadaQualidadedoProcesso.A" style:family="table-column">
      <style:table-column-properties style:column-width="12.065cm" style:rel-column-width="47890*"/>
    </style:style>
    <style:style style:name="ChecklistdeVerificaçãodaGarantiadaQualidadedoProcesso.B" style:family="table-column">
      <style:table-column-properties style:column-width="1.429cm" style:rel-column-width="5671*"/>
    </style:style>
    <style:style style:name="ChecklistdeVerificaçãodaGarantiadaQualidadedoProcesso.C" style:family="table-column">
      <style:table-column-properties style:column-width="1.64cm" style:rel-column-width="6511*"/>
    </style:style>
    <style:style style:name="ChecklistdeVerificaçãodaGarantiadaQualidadedoProcesso.D" style:family="table-column">
      <style:table-column-properties style:column-width="1.376cm" style:rel-column-width="5463*"/>
    </style:style>
    <style:style style:name="ChecklistdeVerificaçãodaGarantiadaQualidadedoProcesso.1" style:family="table-row">
      <style:table-row-properties style:keep-together="false" fo:keep-together="always"/>
    </style:style>
    <style:style style:name="ChecklistdeVerificaçãodaGarantiadaQualidadedoProcess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hecklistdeVerificaçãodaGarantiadaQualidadedoProcesso.D1" style:family="table-cell">
      <style:table-cell-properties fo:padding="0.097cm" fo:border="0.002cm solid #000000"/>
    </style:style>
    <style:style style:name="ChecklistdeVerificaçãodaGarantiadaQualidadedoProcesso.A2" style:family="table-cell">
      <style:table-cell-properties fo:padding="0.097cm" fo:border-left="0.002cm solid #000000" fo:border-right="none" fo:border-top="none" fo:border-bottom="0.002cm solid #000000"/>
    </style:style>
    <style:style style:name="ChecklistdeVerificaçãodaGarantiadaQualidadedoProcesso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51cm" table:align="margins" style:writing-mode="lr-tb"/>
    </style:style>
    <style:style style:name="Tabela1.A" style:family="table-column">
      <style:table-column-properties style:column-width="5.503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language="pt" fo:country="BR" style:language-asian="zxx" style:country-asian="none"/>
    </style:style>
    <style:style style:name="P2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3pt" fo:language="pt" fo:country="BR" fo:font-weight="bold" style:font-size-asian="13pt" style:font-weight-asian="bold" style:font-size-complex="13pt" style:language-complex="ar" style:country-complex="SA" style:font-weight-complex="bold"/>
    </style:style>
    <style:style style:name="P5" style:family="paragraph" style:parent-style-name="Table_20_Heading">
      <style:text-properties fo:font-size="13pt" style:font-size-asian="13pt" style:font-size-complex="13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language="pt" fo:country="BR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3pt" fo:language="pt" fo:country="BR" style:font-size-asian="13pt" style:font-size-complex="13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3pt" fo:language="pt" fo:country="BR" style:font-size-asian="13pt" style:font-size-complex="13pt"/>
    </style:style>
    <style:style style:name="P9" style:family="paragraph" style:parent-style-name="Title" style:master-page-name="Standard">
      <style:paragraph-properties fo:line-height="150%" fo:text-align="end" style:justify-single-word="false" style:page-number="auto"/>
      <style:text-properties style:font-name="Times New Roman" fo:language="pt" fo:country="BR"/>
    </style:style>
    <style:style style:name="P10" style:family="paragraph" style:parent-style-name="Title">
      <style:paragraph-properties fo:line-height="150%" fo:text-align="end" style:justify-single-word="false"/>
      <style:text-properties style:font-name="Times New Roman" fo:language="pt" fo:country="BR"/>
    </style:style>
    <style:style style:name="P11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3pt" style:font-name-asian="Times New Roman1" style:font-size-asian="13pt" style:font-name-complex="Times New Roman1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fo:language="pt" fo:country="BR" style:font-size-asian="13pt" style:font-size-complex="13pt" style:language-complex="ar" style:country-complex="SA"/>
    </style:style>
    <style:style style:name="P13" style:family="paragraph" style:parent-style-name="Table_20_Heading">
      <style:paragraph-properties fo:line-height="150%" fo:text-align="center" style:justify-single-word="false"/>
      <style:text-properties style:font-name="Times New Roman" fo:font-size="13pt" fo:language="pt" fo:country="BR" style:font-size-asian="13pt" style:font-size-complex="13pt"/>
    </style:style>
    <style:style style:name="P14" style:family="paragraph" style:parent-style-name="Table_20_Heading">
      <style:paragraph-properties fo:line-height="150%" fo:text-align="start" style:justify-single-word="false"/>
      <style:text-properties style:font-name="Times New Roman" fo:font-size="13pt" fo:language="pt" fo:country="BR" style:font-size-asian="13pt" style:font-size-complex="13pt"/>
    </style:style>
    <style:style style:name="T1" style:family="text">
      <style:text-properties fo:language="pt" fo:country="BR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LPREV</text:p>
      <text:p text:style-name="P10">Versão 1.0</text:p>
      <text:p text:style-name="P6"/>
      <text:p text:style-name="P6"/>
      <text:p text:style-name="P7">Projeto: <text:s/>&lt;nome do produto de trabalho&gt;</text:p>
      <text:p text:style-name="P7">Responsável:<text:tab/>&lt;nome do checador<text:tab/><text:tab/><text:tab/><text:tab/><text:tab/><text:tab/><text:tab/>Data:</text:p>
      <text:p text:style-name="P7"/>
      <text:p text:style-name="P8">Checklist de Verificação da garantia da Qualidade do Processo</text:p>
      <table:table table:name="ChecklistdeVerificaçãodaGarantiadaQualidadedoProcesso" table:style-name="ChecklistdeVerificaçãodaGarantiadaQualidadedoProcesso">
        <table:table-column table:style-name="ChecklistdeVerificaçãodaGarantiadaQualidadedoProcesso.A"/>
        <table:table-column table:style-name="ChecklistdeVerificaçãodaGarantiadaQualidadedoProcesso.B"/>
        <table:table-column table:style-name="ChecklistdeVerificaçãodaGarantiadaQualidadedoProcesso.C"/>
        <table:table-column table:style-name="ChecklistdeVerificaçãodaGarantiadaQualidadedoProcesso.D"/>
        <table:table-header-rows>
          <table:table-row table:style-name="ChecklistdeVerificaçãodaGarantiadaQualidadedoProcesso.1">
            <table:table-cell table:style-name="ChecklistdeVerificaçãodaGarantiadaQualidadedoProcesso.A1" office:value-type="string">
              <text:p text:style-name="P13">Item</text:p>
            </table:table-cell>
            <table:table-cell table:style-name="ChecklistdeVerificaçãodaGarantiadaQualidadedoProcesso.A1" office:value-type="string">
              <text:p text:style-name="P5">SIM</text:p>
            </table:table-cell>
            <table:table-cell table:style-name="ChecklistdeVerificaçãodaGarantiadaQualidadedoProcesso.A1" office:value-type="string">
              <text:p text:style-name="P5">NÃO</text:p>
            </table:table-cell>
            <table:table-cell table:style-name="ChecklistdeVerificaçãodaGarantiadaQualidadedoProcesso.D1" office:value-type="string">
              <text:p text:style-name="P5">NC</text:p>
            </table:table-cell>
          </table:table-row>
        </table:table-header-rows>
        <table:table-row>
          <table:table-cell table:style-name="ChecklistdeVerificaçãodaGarantiadaQualidadedoProcesso.A2" office:value-type="string">
            <text:p text:style-name="P11">&lt;Descrição clara do ponto que será checado&gt;</text:p>
          </table:table-cell>
          <table:table-cell table:style-name="ChecklistdeVerificaçãodaGarantiadaQualidadedoProcesso.A2" office:value-type="string">
            <text:p text:style-name="P2"/>
          </table:table-cell>
          <table:table-cell table:style-name="ChecklistdeVerificaçãodaGarantiadaQualidadedoProcesso.A2" office:value-type="string">
            <text:p text:style-name="P2"/>
          </table:table-cell>
          <table:table-cell table:style-name="ChecklistdeVerificaçãodaGarantiadaQualidadedoProcesso.D2" office:value-type="string">
            <text:p text:style-name="P2"/>
          </table:table-cell>
        </table:table-row>
      </table:table>
      <text:p text:style-name="P14"/>
      <text:p text:style-name="P14"/>
      <text:p text:style-name="P14">Aprovador por: </text:p>
      <text:p text:style-name="P8">Lista de deficiências encontradas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">Item</text:p>
          </table:table-cell>
          <table:table-cell table:style-name="Tabela1.A1" office:value-type="string">
            <text:p text:style-name="P4">Descrição</text:p>
          </table:table-cell>
          <table:table-cell table:style-name="Tabela1.C1" office:value-type="string">
            <text:p text:style-name="P3">Ação corretiva</text:p>
          </table:table-cell>
        </table:table-row>
        <table:table-row>
          <table:table-cell table:style-name="Tabela1.A2" office:value-type="string">
            <text:p text:style-name="P12">&lt;Identificação numerica do problema&gt;</text:p>
          </table:table-cell>
          <table:table-cell table:style-name="Tabela1.A2" office:value-type="string">
            <text:p text:style-name="P12">&lt;descrição clara da deficiencia&gt;</text:p>
          </table:table-cell>
          <table:table-cell table:style-name="Tabela1.C2" office:value-type="string">
            <text:p text:style-name="P12">&lt;descrição da ações corretiva para este problema&gt;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text-autospace="non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hyphenation-ladder-count="no-limit" fo:text-indent="0cm" style:auto-text-indent="false"/>
      <style:text-properties fo:hyphenate="false" fo:hyphenation-remain-char-count="2" fo:hyphenation-push-char-count="2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/>
      <style:text-properties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Bullet1" style:family="paragraph" style:parent-style-name="Standard">
      <style:paragraph-properties fo:margin-left="1.27cm" fo:margin-right="0cm" fo:hyphenation-ladder-count="no-limit" fo:text-indent="-0.762cm" style:auto-text-indent="false"/>
      <style:text-properties fo:hyphenate="false" fo:hyphenation-remain-char-count="2" fo:hyphenation-push-char-count="2"/>
    </style:style>
    <style:style style:name="Bullet2" style:family="paragraph" style:parent-style-name="Standard">
      <style:paragraph-properties fo:margin-left="2.54cm" fo:margin-right="0cm" fo:hyphenation-ladder-count="no-limit" fo:text-indent="-0.635cm" style:auto-text-indent="false"/>
      <style:text-properties fo:color="#000080" fo:hyphenate="false" fo:hyphenation-remain-char-count="2" fo:hyphenation-push-char-count="2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2" fo:hyphenation-push-char-count="2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keep-with-next="always"/>
      <style:text-properties fo:font-size="8pt" style:font-size-asian="8pt" style:font-size-complex="8pt" fo:hyphenate="false" fo:hyphenation-remain-char-count="2" fo:hyphenation-push-char-count="2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 fo:hyphenation-remain-char-count="2" fo:hyphenation-push-char-count="2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 fo:hyphenate="false" fo:hyphenation-remain-char-count="2" fo:hyphenation-push-char-count="2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fo:hyphenate="false" fo:hyphenation-remain-char-count="2" fo:hyphenation-push-char-count="2"/>
    </style:style>
    <style:style style:name="Bullet" style:family="paragraph" style:parent-style-name="Standard" style:list-style-name="WW8Num5">
      <style:paragraph-properties fo:margin-left="0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line-height="150%" fo:text-align="justify" style:justify-single-word="false" fo:hyphenation-ladder-count="no-limit" fo:text-indent="0cm" style:auto-text-indent="false"/>
      <style:text-properties fo:font-size="11pt" fo:language="pt" fo:country="BR" style:font-size-asian="11pt" style:font-size-complex="11pt" style:font-style-complex="italic" fo:hyphenate="false" fo:hyphenation-remain-char-count="2" fo:hyphenation-push-char-count="2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2" fo:hyphenation-push-char-count="2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fo:line-height="115%" fo:orphans="2" fo:widows="2" fo:hyphenation-ladder-count="no-limit" fo:text-indent="0cm" style:auto-text-indent="false" style:text-autospace="ideograph-alpha"/>
      <style:text-properties style:font-name="Calibri" fo:font-size="11pt" fo:language="pt" fo:country="BR" style:font-name-asian="Calibri" style:font-size-asian="11pt" style:font-name-complex="Times New Roman" style:font-size-complex="11pt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2" fo:widows="2" style:vertical-align="baseline"/>
      <style:text-properties style:use-window-font-color="true" style:font-name="Times New Roman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line-height="100%" fo:text-align="start" style:justify-single-word="false" fo:hyphenation-ladder-count="no-limit" style:vertical-align="auto" style:writing-mode="page"/>
      <style:text-properties fo:color="#000000" style:font-name="Times New Roman1" fo:font-size="12pt" fo:language="pt" fo:country="BR" style:font-name-asian="Times New Roman1" style:font-size-asian="12pt" style:font-name-complex="Times New Roman1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OpenSymbol" style:font-name-asian="OpenSymbol" style:font-name-complex="OpenSymbol"/>
    </style:style>
    <style:style style:name="WW8Num2z0" style:family="text">
      <style:text-properties style:font-name="Times New Roman" fo:font-size="11pt" style:font-size-asian="11pt" style:font-name-complex="Times New Roman" style:font-size-complex="11pt"/>
    </style:style>
    <style:style style:name="WW8Num3z0" style:family="text">
      <style:text-properties style:font-name="OpenSymbol" style:font-name-asian="OpenSymbol" style:font-name-complex="OpenSymbol"/>
    </style:style>
    <style:style style:name="WW8Num4z0" style:family="text">
      <style:text-properties style:font-name="OpenSymbol" style:font-name-asian="OpenSymbol" style:font-name-complex="Open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58%" fo:font-size="10pt" style:font-size-asian="10pt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>
      <style:text-properties fo:color="#808080" style:font-name="Courier New"/>
    </style:style>
    <style:style style:name="tw4winInternal" style:family="text">
      <style:text-properties fo:color="#ff0000" style:font-name="Courier New"/>
    </style:style>
    <style:style style:name="tw4winMark" style:family="text">
      <style:text-properties fo:color="#800080" style:text-position="sub 58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>
      <style:text-properties style:font-name="Tahoma" fo:font-size="8pt" fo:language="en" fo:country="US" style:font-size-asian="8pt" style:font-name-complex="Tahoma" style:font-size-complex="8pt"/>
    </style:style>
    <style:style style:name="Corpo_20_de_20_texto_20_Char" style:display-name="Corpo de texto Char" style:family="text">
      <style:text-properties fo:language="en" fo:country="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3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3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3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3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3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3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 style:language-asian="zxx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4" text:anchor-type="as-char" svg:width="3.207cm" svg:height="2.263cm" draw:z-index="0"><draw:image xlink:href="Pictures/1000000000000090000000660696ACE8.png" xlink:type="simple" xlink:show="embed" xlink:actuate="onLoad"/></draw:frame><draw:frame draw:style-name="Mfr2" draw:name="Imagem 0" text:anchor-type="char" svg:x="-0.903cm" svg:y="0.138cm" svg:width="6.708cm" svg:height="2.288cm" draw:z-index="1"><draw:image xlink:href="Pictures/1000000000000B0C000003BF46DF8E67.jp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Arquitetura de Software</dc:title>
    <dc:subject>&lt;Nome do Projeto&gt;</dc:subject>
    <meta:initial-creator>Thais Cardoso Moura de Souza</meta:initial-creator>
    <meta:creation-date>2013-10-07T15:26:00</meta:creation-date>
    <dc:date>2013-10-11T19:24:59.67</dc:date>
    <meta:editing-cycles>3</meta:editing-cycles>
    <meta:editing-duration>PT48M</meta:editing-duration>
    <meta:generator>OpenOffice.org/3.3$Win32 OpenOffice.org_project/330m20$Build-9567</meta:generator>
    <meta:document-statistic meta:table-count="2" meta:image-count="2" meta:object-count="0" meta:page-count="1" meta:paragraph-count="19" meta:word-count="59" meta:character-count="407"/>
    <meta:user-defined meta:name="Company Name">Objectives</meta:user-defined>
  </office:meta>
</office:document-meta>
</file>